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D80000018350E1FA6386DA5FBA.png" manifest:media-type="image/png"/>
  <manifest:file-entry manifest:full-path="Pictures/10000201000000EF000000F260361C97F6FB09ED.png" manifest:media-type="image/png"/>
  <manifest:file-entry manifest:full-path="Pictures/1000000000000104000001184F7FC9B126E67326.jpg" manifest:media-type="image/jpeg"/>
  <manifest:file-entry manifest:full-path="Pictures/10000000000001F4000001AA4D61DA0D40723401.png" manifest:media-type="image/png"/>
  <manifest:file-entry manifest:full-path="Pictures/100002010000020000000200CC410404600CB453.png" manifest:media-type="image/png"/>
  <manifest:file-entry manifest:full-path="Pictures/10000201000001C500000105814EF927D25B884E.png" manifest:media-type="image/png"/>
  <manifest:file-entry manifest:full-path="Pictures/100000000000011E000000B00F28D8C4AECB7C8B.png" manifest:media-type="image/png"/>
  <manifest:file-entry manifest:full-path="Pictures/10000201000001500000011F9B642E8BDE10BD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draw:textarea-horizontal-align="justify" draw:textarea-vertical-align="middle" draw:auto-grow-height="false" fo:min-height="8.64cm" fo:min-width="3.617cm"/>
    </style:style>
    <style:style style:name="gr2" style:family="graphic" style:parent-style-name="standard">
      <style:graphic-properties draw:stroke="dash" draw:stroke-dash="Fine_20_Dashed" draw:textarea-horizontal-align="justify" draw:textarea-vertical-align="middle" draw:auto-grow-height="false" fo:min-height="8.64cm" fo:min-width="4.5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text">
      <style:graphic-properties draw:auto-grow-height="true" draw:auto-grow-width="false" fo:min-height="1.069cm" fo:min-width="0cm"/>
    </style:style>
    <style:style style:name="gr5" style:family="graphic" style:parent-style-name="text">
      <style:graphic-properties draw:auto-grow-height="true" draw:auto-grow-width="false" fo:min-height="0.713cm" fo:min-width="0cm"/>
    </style:style>
    <style:style style:name="gr6" style:family="graphic" style:parent-style-name="standard">
      <style:graphic-properties draw:stroke="dash" draw:stroke-dash="Fine_20_Dashed" svg:stroke-opacity="0%" draw:opacity="0%" draw:textarea-horizontal-align="justify" draw:textarea-vertical-align="middle" draw:auto-grow-height="false" fo:min-height="5.846cm" fo:min-width="7.628cm" draw:shadow-opacity="0%"/>
    </style:style>
    <style:style style:name="gr7" style:family="graphic" style:parent-style-name="standard">
      <style:graphic-properties draw:stroke="dash" draw:stroke-dash="Ultrafine_20_Dashed" svg:stroke-color="#729fcf" draw:auto-grow-height="false" fo:min-height="2.65cm" fo:min-width="2.654cm" fo:wrap-option="no-wrap"/>
    </style:style>
    <style:style style:name="gr8" style:family="graphic" style:parent-style-name="standard">
      <style:graphic-properties draw:marker-start="" draw:marker-start-width="0.3cm" draw:marker-end="Arrow" draw:marker-end-width="0.3cm" draw:textarea-vertical-align="middle"/>
    </style:style>
    <style:style style:name="gr9" style:family="graphic" style:parent-style-name="standard">
      <style:graphic-properties svg:stroke-color="#ff6600" draw:marker-start="" draw:marker-start-width="0.3cm" draw:marker-end="Arrow" draw:marker-end-width="0.3cm" draw:textarea-vertical-align="middle"/>
    </style:style>
    <style:style style:name="gr10" style:family="graphic" style:parent-style-name="standard">
      <style:graphic-properties svg:stroke-color="#f58220" draw:marker-start="" draw:marker-start-width="0.3cm" draw:marker-end="Arrow" draw:marker-end-width="0.3cm" draw:textarea-vertical-align="middle"/>
    </style:style>
    <style:style style:name="gr11" style:family="graphic" style:parent-style-name="standard">
      <style:graphic-properties draw:stroke="none" svg:stroke-color="#000000" draw:fill="bitmap" draw:fill-color="#ffffff" draw:fill-image-name="Bitmap_20_1" draw:textarea-horizontal-align="left" draw:auto-grow-height="true" draw:auto-grow-width="true" fo:min-height="1.002cm" fo:min-width="1.5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78cm"/>
    </style:style>
    <style:style style:name="gr13" style:family="graphic" style:parent-style-name="standard">
      <style:graphic-properties draw:stroke="none" svg:stroke-color="#000000" draw:fill="bitmap" draw:fill-color="#ffffff" draw:fill-image-name="Bitmap_20_1" draw:textarea-horizontal-align="left" draw:auto-grow-height="true" draw:auto-grow-width="true" fo:min-height="1.241cm" fo:min-width="1.532cm"/>
    </style:style>
    <style:style style:name="gr14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15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49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text-properties fo:font-weight="bold"/>
    </style:style>
    <style:style style:name="P3" style:family="paragraph">
      <loext:graphic-properties draw:fill-color="#ffffff"/>
      <style:text-properties fo:font-weight="bold"/>
    </style:style>
    <style:style style:name="P4" style:family="paragraph">
      <loext:graphic-properties draw:fill="none"/>
      <style:paragraph-properties fo:text-align="center"/>
      <style:text-properties fo:font-weight="bold"/>
    </style:style>
    <style:style style:name="P5" style:family="paragraph">
      <style:text-properties fo:font-size="9pt" fo:font-weight="bold" style:font-size-asian="9pt" style:font-size-complex="9pt"/>
    </style:style>
    <style:style style:name="P6" style:family="paragraph">
      <loext:graphic-properties draw:opacity="0%"/>
      <style:paragraph-properties fo:text-align="center"/>
      <style:text-properties fo:font-weight="bold"/>
    </style:style>
    <style:style style:name="P7" style:family="paragraph">
      <loext:graphic-properties draw:fill="bitmap" draw:fill-color="#ffffff" draw:fill-image-name="Bitmap_20_1"/>
      <style:text-properties fo:color="#3465a4" fo:font-size="14pt" fo:font-weight="bold" style:font-size-asian="14pt" style:font-size-complex="14pt"/>
    </style:style>
    <style:style style:name="P8" style:family="paragraph">
      <loext:graphic-properties draw:fill="none" draw:fill-color="#ffffff"/>
      <style:text-properties fo:color="#3465a4" fo:font-size="14pt" fo:font-weight="bold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font-size="12pt" fo:font-weight="bold" style:font-size-asian="12pt" style:font-size-complex="12pt"/>
    </style:style>
    <style:style style:name="P12" style:family="paragraph">
      <loext:graphic-properties draw:fill-color="#ffffff"/>
    </style:style>
    <style:style style:name="T1" style:family="text">
      <style:text-properties fo:font-weight="bold"/>
    </style:style>
    <style:style style:name="T2" style:family="text">
      <style:text-properties fo:font-size="9pt" fo:font-weight="bold" style:font-size-asian="9pt" style:font-size-complex="9pt"/>
    </style:style>
    <style:style style:name="T3" style:family="text">
      <style:text-properties fo:color="#3465a4" fo:font-size="14pt" fo:font-weight="bold" style:font-size-asian="14pt" style:font-size-complex="14pt"/>
    </style:style>
    <style:style style:name="T4" style:family="text">
      <style:text-properties fo:font-size="12pt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117cm" svg:height="8.89cm" draw:transform="skewX (-0.00279252680319093) translate (22.166cm 9.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08cm" svg:height="8.89cm" draw:transform="skewX (-0.00279252680319093) translate (2.019cm 11.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5.494cm" svg:x="1.524cm" svg:y="3.556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3" draw:text-style-name="P4" draw:layer="layout" svg:width="1.476cm" svg:height="1.494cm" svg:x="15.896cm" svg:y="8.586cm">
          <draw:image xlink:href="Pictures/10000201000000EF000000F260361C97F6FB09ED.png" xlink:type="simple" xlink:show="embed" xlink:actuate="onLoad">
            <text:p/>
          </draw:image>
        </draw:frame>
        <draw:frame draw:style-name="gr3" draw:text-style-name="P4" draw:layer="layout" svg:width="1.664cm" svg:height="1.664cm" svg:x="3.732cm" svg:y="14.32cm">
          <draw:image xlink:href="Pictures/100002010000020000000200CC410404600CB453.png" xlink:type="simple" xlink:show="embed" xlink:actuate="onLoad">
            <text:p/>
          </draw:image>
        </draw:frame>
        <draw:frame draw:style-name="gr4" draw:text-style-name="P5" draw:layer="layout" svg:width="1.856cm" svg:height="1.319cm" svg:x="3.732cm" svg:y="13.156cm">
          <draw:text-box>
            <text:p><text:span text:style-name="T2">Http services...</text:span></text:p>
          </draw:text-box>
        </draw:frame>
        <draw:frame draw:style-name="gr5" draw:text-style-name="P5" draw:layer="layout" svg:width="2.419cm" svg:height="0.963cm" svg:x="15.694cm" svg:y="7.44cm">
          <draw:text-box>
            <text:p><text:span text:style-name="T2">Mosquito</text:span></text:p>
            <text:p><text:span text:style-name="T2">(MQTT)</text:span></text:p>
          </draw:text-box>
        </draw:frame>
        <draw:custom-shape draw:style-name="gr6" draw:text-style-name="P6" draw:layer="layout" svg:width="8.128cm" svg:height="6.096cm" svg:x="2.348cm" svg:y="11.6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302cm" svg:height="3.048cm" draw:transform="rotate (-0.00139626340159562) translate (2.959cm 13.156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text-style-name="P2" draw:layer="layout" svg:width="3.302cm" svg:height="3.048cm" svg:x="14.986cm" svg:y="7.4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text-style-name="P2" draw:layer="layout" svg:width="3.302cm" svg:height="3.048cm" svg:x="2.794cm" svg:y="7.4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3" draw:text-style-name="P4" draw:layer="layout" svg:width="1.476cm" svg:height="1.494cm" svg:x="3.758cm" svg:y="8.41cm">
          <draw:image xlink:href="Pictures/10000201000000EF000000F260361C97F6FB09ED.png" xlink:type="simple" xlink:show="embed" xlink:actuate="onLoad">
            <text:p/>
          </draw:image>
        </draw:frame>
        <draw:frame draw:style-name="gr5" draw:text-style-name="P5" draw:layer="layout" svg:width="2.419cm" svg:height="0.963cm" svg:x="3.502cm" svg:y="7.593cm">
          <draw:text-box>
            <text:p><text:span text:style-name="T2">MongoDB</text:span></text:p>
          </draw:text-box>
        </draw:frame>
        <draw:line draw:style-name="gr8" draw:text-style-name="P1" draw:layer="layout" svg:x1="5.334cm" svg:y1="12.954cm" svg:x2="5.334cm" svg:y2="10.742cm">
          <text:p/>
        </draw:line>
        <draw:line draw:style-name="gr9" draw:text-style-name="P1" draw:layer="layout" svg:x1="12.446cm" svg:y1="8.836cm" svg:x2="14.732cm" svg:y2="8.836cm">
          <text:p/>
        </draw:line>
        <draw:line draw:style-name="gr10" draw:text-style-name="P1" draw:layer="layout" svg:x1="8.336cm" svg:y1="8.89cm" svg:x2="6.304cm" svg:y2="8.89cm">
          <text:p/>
        </draw:line>
        <draw:frame draw:style-name="gr5" draw:text-style-name="P5" draw:layer="layout" svg:width="1.765cm" svg:height="0.963cm" svg:x="3.721cm" svg:y="17.514cm">
          <draw:text-box>
            <text:p><text:span text:style-name="T2">Grafan</text:span><text:span text:style-name="T2">a</text:span></text:p>
          </draw:text-box>
        </draw:frame>
        <draw:custom-shape draw:style-name="gr7" draw:text-style-name="P2" draw:layer="layout" svg:width="3.302cm" svg:height="3.048cm" draw:transform="rotate (-0.00139626340159562) translate (2.948cm 17.313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3" draw:text-style-name="P4" draw:layer="layout" svg:width="1.664cm" svg:height="1.664cm" svg:x="3.721cm" svg:y="18.277cm">
          <draw:image xlink:href="Pictures/100002010000020000000200CC410404600CB453.png" xlink:type="simple" xlink:show="embed" xlink:actuate="onLoad">
            <text:p/>
          </draw:image>
        </draw:frame>
        <draw:frame draw:style-name="gr11" draw:text-style-name="P7" draw:layer="layout" svg:width="2.085cm" svg:height="1.252cm" svg:x="23.161cm" svg:y="10.1cm">
          <draw:text-box>
            <text:p/>
          </draw:text-box>
        </draw:frame>
        <draw:frame draw:style-name="gr12" draw:text-style-name="P8" draw:layer="layout" svg:width="2.377cm" svg:height="0.806cm" svg:x="22.96cm" svg:y="8.558cm">
          <draw:text-box>
            <text:p><text:span text:style-name="T3">Exterior</text:span></text:p>
          </draw:text-box>
        </draw:frame>
        <draw:frame draw:style-name="gr5" draw:text-style-name="P5" draw:layer="layout" svg:width="3.048cm" svg:height="0.963cm" svg:x="22.752cm" svg:y="9.391cm">
          <draw:text-box>
            <text:p><text:span text:style-name="T2">mosquitto_pub</text:span></text:p>
          </draw:text-box>
        </draw:frame>
        <draw:frame draw:style-name="gr5" draw:text-style-name="P5" draw:layer="layout" svg:width="2.419cm" svg:height="0.963cm" svg:x="23.56cm" svg:y="16.048cm">
          <draw:text-box>
            <text:p><text:span text:style-name="T2">CURL</text:span></text:p>
          </draw:text-box>
        </draw:frame>
        <draw:frame draw:style-name="gr13" draw:text-style-name="P7" draw:layer="layout" svg:width="2.032cm" svg:height="1.491cm" svg:x="23.26cm" svg:y="16.665cm">
          <draw:text-box>
            <text:p/>
          </draw:text-box>
        </draw:frame>
        <draw:line draw:style-name="gr14" draw:text-style-name="P1" draw:layer="layout" svg:x1="22.86cm" svg:y1="10.668cm" svg:x2="18.542cm" svg:y2="8.89cm">
          <text:p/>
        </draw:line>
        <draw:line draw:style-name="gr14" draw:text-style-name="P1" draw:layer="layout" svg:x1="22.86cm" svg:y1="17.272cm" svg:x2="7.112cm" svg:y2="16.256cm">
          <text:p/>
        </draw:line>
        <draw:frame draw:style-name="gr3" draw:text-style-name="P9" draw:layer="layout" svg:width="3.327cm" svg:height="2.047cm" svg:x="5.771cm" svg:y="3.81cm">
          <draw:image xlink:href="Pictures/100000000000011E000000B00F28D8C4AECB7C8B.png" xlink:type="simple" xlink:show="embed" xlink:actuate="onLoad">
            <text:p/>
          </draw:image>
        </draw:frame>
        <draw:frame draw:style-name="gr3" draw:text-style-name="P9" draw:layer="layout" svg:width="2.385cm" svg:height="2.032cm" svg:x="18.91cm" svg:y="4.064cm">
          <draw:image xlink:href="Pictures/10000000000001F4000001AA4D61DA0D40723401.png" xlink:type="simple" xlink:show="embed" xlink:actuate="onLoad">
            <text:p/>
          </draw:image>
        </draw:frame>
        <draw:frame draw:style-name="gr3" draw:text-style-name="P9" draw:layer="layout" svg:width="2.791cm" svg:height="2.384cm" svg:x="2.289cm" svg:y="3.458cm">
          <draw:image xlink:href="Pictures/10000201000001500000011F9B642E8BDE10BD49.png" xlink:type="simple" xlink:show="embed" xlink:actuate="onLoad">
            <text:p/>
          </draw:image>
        </draw:frame>
        <draw:frame draw:style-name="gr3" draw:text-style-name="P9" draw:layer="layout" svg:width="7.055cm" svg:height="4.064cm" svg:x="10.428cm" svg:y="2.794cm">
          <draw:image xlink:href="Pictures/10000201000001C500000105814EF927D25B884E.png" xlink:type="simple" xlink:show="embed" xlink:actuate="onLoad">
            <text:p/>
          </draw:image>
        </draw:frame>
        <draw:frame draw:style-name="gr3" draw:text-style-name="P9" draw:layer="layout" svg:width="3.177cm" svg:height="1.689cm" svg:x="22.299cm" svg:y="4.064cm">
          <draw:image xlink:href="Pictures/10000201000002D80000018350E1FA6386DA5FBA.png" xlink:type="simple" xlink:show="embed" xlink:actuate="onLoad">
            <text:p/>
          </draw:image>
        </draw:frame>
        <draw:frame draw:style-name="gr5" draw:text-style-name="P5" draw:layer="layout" svg:width="2.794cm" svg:height="0.963cm" svg:x="23.006cm" svg:y="12.421cm">
          <draw:text-box>
            <text:p><text:span text:style-name="T2">Web Browser</text:span></text:p>
          </draw:text-box>
        </draw:frame>
        <draw:frame draw:style-name="gr13" draw:text-style-name="P7" draw:layer="layout" svg:width="2.032cm" svg:height="1.491cm" svg:x="23.181cm" svg:y="13.139cm">
          <draw:text-box>
            <text:p/>
          </draw:text-box>
        </draw:frame>
        <draw:frame draw:style-name="gr3" draw:text-style-name="P4" draw:layer="layout" svg:width="1.476cm" svg:height="1.494cm" svg:x="15.896cm" svg:y="12.322cm">
          <draw:image xlink:href="Pictures/10000201000000EF000000F260361C97F6FB09ED.png" xlink:type="simple" xlink:show="embed" xlink:actuate="onLoad">
            <text:p/>
          </draw:image>
        </draw:frame>
        <draw:frame draw:style-name="gr5" draw:text-style-name="P5" draw:layer="layout" svg:width="2.419cm" svg:height="0.963cm" svg:x="15.694cm" svg:y="11.176cm">
          <draw:text-box>
            <text:p><text:span text:style-name="T2">InfluxDb</text:span></text:p>
          </draw:text-box>
        </draw:frame>
        <draw:custom-shape draw:style-name="gr7" draw:text-style-name="P2" draw:layer="layout" svg:width="3.302cm" svg:height="3.048cm" svg:x="14.986cm" svg:y="11.17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4" draw:text-style-name="P11" draw:layer="layout" svg:width="1.856cm" svg:height="1.319cm" svg:x="3.556cm" svg:y="10.973cm">
          <draw:text-box>
            <text:p text:style-name="P10"><text:span text:style-name="T4">HTTP</text:span></text:p>
          </draw:text-box>
        </draw:frame>
        <draw:frame draw:style-name="gr3" draw:text-style-name="P4" draw:layer="layout" svg:width="1.664cm" svg:height="1.664cm" svg:x="9.413cm" svg:y="8.525cm">
          <draw:image xlink:href="Pictures/100002010000020000000200CC410404600CB453.png" xlink:type="simple" xlink:show="embed" xlink:actuate="onLoad">
            <text:p/>
          </draw:image>
        </draw:frame>
        <draw:frame draw:style-name="gr4" draw:text-style-name="P5" draw:layer="layout" svg:width="1.856cm" svg:height="1.319cm" svg:x="9.413cm" svg:y="7.361cm">
          <draw:text-box>
            <text:p><text:span text:style-name="T2">MQTT</text:span></text:p>
            <text:p><text:span text:style-name="T2">service</text:span></text:p>
          </draw:text-box>
        </draw:frame>
        <draw:custom-shape draw:style-name="gr7" draw:text-style-name="P2" draw:layer="layout" svg:width="3.302cm" svg:height="3.048cm" draw:transform="rotate (-0.00139626340159562) translate (8.64cm 7.361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14" draw:text-style-name="P1" draw:layer="layout" svg:x1="22.86cm" svg:y1="13.716cm" svg:x2="7.124cm" svg:y2="16.256cm">
          <text:p/>
        </draw:line>
        <draw:line draw:style-name="gr8" draw:text-style-name="P1" draw:layer="layout" svg:x1="6.35cm" svg:y1="19.05cm" svg:x2="14.732cm" svg:y2="12.954cm">
          <text:p/>
        </draw:line>
        <draw:line draw:style-name="gr9" draw:text-style-name="P1" draw:layer="layout" svg:x1="11.938cm" svg:y1="10.668cm" svg:x2="14.732cm" svg:y2="12.7cm">
          <text:p/>
        </draw:lin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104000001184F7FC9B126E67326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3465a4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2T15:30:59.370733495</meta:creation-date>
    <meta:generator>LibreOffice/6.0.7.3$Linux_X86_64 LibreOffice_project/00m0$Build-3</meta:generator>
    <dc:date>2021-01-15T12:06:30.145985668</dc:date>
    <meta:editing-duration>PT1H11M44S</meta:editing-duration>
    <meta:editing-cycles>22</meta:editing-cycles>
    <meta:document-statistic meta:object-count="67"/>
  </office:meta>
</office:document-meta>
</file>